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pt"/>
    </style:style>
    <style:style style:name="co5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0.54pt"/>
    </style:style>
    <style:style style:name="co14" style:family="table-column">
      <style:table-column-properties fo:break-before="auto" style:column-width="44.16pt"/>
    </style:style>
    <style:style style:name="co8" style:family="table-column">
      <style:table-column-properties fo:break-before="auto" style:column-width="149.61pt"/>
    </style:style>
    <style:style style:name="co9" style:family="table-column">
      <style:table-column-properties fo:break-before="auto" style:column-width="42.01pt"/>
    </style:style>
    <style:style style:name="co11" style:family="table-column">
      <style:table-column-properties fo:break-before="auto" style:column-width="47.71pt"/>
    </style:style>
    <style:style style:name="co12" style:family="table-column">
      <style:table-column-properties fo:break-before="auto" style:column-width="36.99pt"/>
    </style:style>
    <style:style style:name="co15" style:family="table-column">
      <style:table-column-properties fo:break-before="auto" style:column-width="51.25pt"/>
    </style:style>
    <style:style style:name="co16" style:family="table-column">
      <style:table-column-properties fo:break-before="auto" style:column-width="49.86pt"/>
    </style:style>
    <style:style style:name="co17" style:family="table-column">
      <style:table-column-properties fo:break-before="auto" style:column-width="60.55pt"/>
    </style:style>
    <style:style style:name="co18" style:family="table-column">
      <style:table-column-properties fo:break-before="auto" style:column-width="75.49pt"/>
    </style:style>
    <style:style style:name="co19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Sheet2.$A$2:.$A$6])" table:allow-empty-cell="false" table:display-list="unsorted" table:base-cell-address="Sheet1.B2">
          <table:error-message table:message-type="stop" table:display="true"/>
        </table:content-validation>
        <table:content-validation table:name="val2" table:condition="of:cell-content-is-in-list([$Sheet2.$D$2:.$D$12])" table:allow-empty-cell="false" table:display-list="unsorted" table:base-cell-address="Sheet1.G2">
          <table:error-message table:message-type="stop" table:display="true"/>
        </table:content-validation>
        <table:content-validation table:name="val3" table:condition="of:cell-content-is-in-list([$Sheet2.$G$2:.$G$4])" table:allow-empty-cell="fals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1" table:default-cell-style-name="ce9"/>
        <table:table-column table:style-name="co12" table:default-cell-style-name="ce9"/>
        <table:table-column table:style-name="co5" table:default-cell-style-name="ce9"/>
        <table:table-column table:style-name="co15" table:default-cell-style-name="ce9"/>
        <table:table-column table:style-name="co7" table:default-cell-style-name="ce9"/>
        <table:table-column table:style-name="co16" table:default-cell-style-name="ce9"/>
        <table:table-column table:style-name="co16" table:default-cell-style-name="Default"/>
        <table:table-column table:style-name="co17" table:default-cell-style-name="ce9"/>
        <table:table-column table:style-name="co10" table:default-cell-style-name="ce9"/>
        <table:table-column table:style-name="co18" table:default-cell-style-name="Default"/>
        <table:table-column table:style-name="co19" table:default-cell-style-name="Default"/>
        <table:table-column table:style-name="co5" table:default-cell-style-name="ce9"/>
        <table:table-column table:style-name="co5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8" office:value-type="string" calcext:value-type="string">
            <text:p>Quality</text:p>
          </table:table-cell>
          <table:table-cell table:style-name="ce8" office:value-type="string" calcext:value-type="string">
            <text:p>Defense</text:p>
          </table:table-cell>
          <table:table-cell table:style-name="ce8" office:value-type="string" calcext:value-type="string">
            <text:p>Dam</text:p>
          </table:table-cell>
          <table:table-cell table:style-name="ce8" office:value-type="string" calcext:value-type="string">
            <text:p>Base Points</text:p>
          </table:table-cell>
          <table:table-cell table:style-name="ce8" office:value-type="string" calcext:value-type="string">
            <text:p>Attacks 1</text:p>
          </table:table-cell>
          <table:table-cell table:style-name="ce8" office:value-type="string" calcext:value-type="string">
            <text:p>Range 1</text:p>
          </table:table-cell>
          <table:table-cell table:style-name="ce8" office:value-type="string" calcext:value-type="string">
            <text:p>Attacks 2</text:p>
          </table:table-cell>
          <table:table-cell table:style-name="ce8" office:value-type="string" calcext:value-type="string">
            <text:p>Range 2</text:p>
          </table:table-cell>
          <table:table-cell table:style-name="ce8" office:value-type="string" calcext:value-type="string">
            <text:p>Eq Points</text:p>
          </table:table-cell>
          <table:table-cell table:style-name="ce8" office:value-type="string" calcext:value-type="string">
            <text:p>Speed</text:p>
          </table:table-cell>
          <table:table-cell table:style-name="ce3" office:value-type="string" calcext:value-type="string">
            <text:p>Special Rules</text:p>
          </table:table-cell>
          <table:table-cell table:style-name="ce3" office:value-type="string" calcext:value-type="string">
            <text:p>Special Points</text:p>
          </table:table-cell>
          <table:table-cell table:style-name="ce8" office:value-type="string" calcext:value-type="string">
            <text:p>Point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mored Ca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LOOKUP([.B2];[$Sheet2.$A$2:$Sheet2.$A$6];[Sheet2.$B$2:.$B$6])*[.D2]+LOOKUP([.C2];[$Sheet2.$A$2:$Sheet2.$A$6];[$Sheet2.$B$2:.$B$6])*[.D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2]*LOOKUP([.G2];[$Sheet2.$D$2:$Sheet2.$D$12];[Sheet2.$E$2:.$E$12])*LOOKUP([.B2];[$Sheet2.$A$2:$Sheet2.$A$6];[Sheet2.$B$2:.$B$6])+[.H2]*LOOKUP([.I2];[$Sheet2.$D$2:$Sheet2.$D$12];[Sheet2.$E$2:.$E$12])* LOOKUP([.B2];[$Sheet2.$A$2:$Sheet2.$A$6];[Sheet2.$B$2:.$B$6])" office:value-type="float" office:value="3" calcext:value-type="float">
            <text:p>3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2]+[.J2]+IF(EXACT(&quot;Fast&quot;;[.K2]);LOOKUP([.B2];[$Sheet2.$A$2:$Sheet2.$A$6];[Sheet2.$B$2:.$B$6]);IF(EXACT(&quot;Slow&quot;;[.K2]);-LOOKUP([.B2];[$Sheet2.$A$2:$Sheet2.$A$6];[Sheet2.$B$2:.$B$6]);0))+[.M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PC/IFV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3];[$Sheet2.$A$2:$Sheet2.$A$6];[Sheet2.$B$2:.$B$6])*[.D3]+LOOKUP([.C3];[$Sheet2.$A$2:$Sheet2.$A$6];[$Sheet2.$B$2:.$B$6])*[.D3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]*LOOKUP([.G3];[$Sheet2.$D$2:$Sheet2.$D$12];[Sheet2.$E$2:.$E$12])*LOOKUP([.B3];[$Sheet2.$A$2:$Sheet2.$A$6];[Sheet2.$B$2:.$B$6])+[.H3]*LOOKUP([.I3];[$Sheet2.$D$2:$Sheet2.$D$12];[Sheet2.$E$2:.$E$12])* LOOKUP([.B3];[$Sheet2.$A$2:$Sheet2.$A$6];[Sheet2.$B$2:.$B$6])" office:value-type="float" office:value="12" calcext:value-type="float">
            <text:p>12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]+[.J3]+IF(EXACT(&quot;Fast&quot;;[.K3]);LOOKUP([.B3];[$Sheet2.$A$2:$Sheet2.$A$6];[Sheet2.$B$2:.$B$6]);IF(EXACT(&quot;Slow&quot;;[.K3]);-LOOKUP([.B3];[$Sheet2.$A$2:$Sheet2.$A$6];[Sheet2.$B$2:.$B$6]);0))+[.M3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ight Tank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OKUP([.B4];[$Sheet2.$A$2:$Sheet2.$A$6];[Sheet2.$B$2:.$B$6])*[.D4]+LOOKUP([.C4];[$Sheet2.$A$2:$Sheet2.$A$6];[$Sheet2.$B$2:.$B$6])*[.D4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4]*LOOKUP([.G4];[$Sheet2.$D$2:$Sheet2.$D$12];[Sheet2.$E$2:.$E$12])*LOOKUP([.B4];[$Sheet2.$A$2:$Sheet2.$A$6];[Sheet2.$B$2:.$B$6])+[.H4]*LOOKUP([.I4];[$Sheet2.$D$2:$Sheet2.$D$12];[Sheet2.$E$2:.$E$12])* LOOKUP([.B4];[$Sheet2.$A$2:$Sheet2.$A$6];[Sheet2.$B$2:.$B$6])" office:value-type="float" office:value="24" calcext:value-type="float">
            <text:p>2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]+[.J4]+IF(EXACT(&quot;Fast&quot;;[.K4]);LOOKUP([.B4];[$Sheet2.$A$2:$Sheet2.$A$6];[Sheet2.$B$2:.$B$6]);IF(EXACT(&quot;Slow&quot;;[.K4]);-LOOKUP([.B4];[$Sheet2.$A$2:$Sheet2.$A$6];[Sheet2.$B$2:.$B$6]);0))+[.M4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edium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OOKUP([.B5];[$Sheet2.$A$2:$Sheet2.$A$6];[Sheet2.$B$2:.$B$6])*[.D5]+LOOKUP([.C5];[$Sheet2.$A$2:$Sheet2.$A$6];[$Sheet2.$B$2:.$B$6])*[.D5]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5]*LOOKUP([.G5];[$Sheet2.$D$2:$Sheet2.$D$12];[Sheet2.$E$2:.$E$12])*LOOKUP([.B5];[$Sheet2.$A$2:$Sheet2.$A$6];[Sheet2.$B$2:.$B$6])+[.H5]*LOOKUP([.I5];[$Sheet2.$D$2:$Sheet2.$D$12];[Sheet2.$E$2:.$E$12])* LOOKUP([.B5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5]+[.J5]+IF(EXACT(&quot;Fast&quot;;[.K5]);LOOKUP([.B5];[$Sheet2.$A$2:$Sheet2.$A$6];[Sheet2.$B$2:.$B$6]);IF(EXACT(&quot;Slow&quot;;[.K5]);-LOOKUP([.B5];[$Sheet2.$A$2:$Sheet2.$A$6];[Sheet2.$B$2:.$B$6]);0))+[.M5])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Heavy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LOOKUP([.B6];[$Sheet2.$A$2:$Sheet2.$A$6];[Sheet2.$B$2:.$B$6])*[.D6]+LOOKUP([.C6];[$Sheet2.$A$2:$Sheet2.$A$6];[$Sheet2.$B$2:.$B$6])*[.D6]"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6]*LOOKUP([.G6];[$Sheet2.$D$2:$Sheet2.$D$12];[Sheet2.$E$2:.$E$12])*LOOKUP([.B6];[$Sheet2.$A$2:$Sheet2.$A$6];[Sheet2.$B$2:.$B$6])+[.H6]*LOOKUP([.I6];[$Sheet2.$D$2:$Sheet2.$D$12];[Sheet2.$E$2:.$E$12])* LOOKUP([.B6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6]+[.J6]+IF(EXACT(&quot;Fast&quot;;[.K6]);LOOKUP([.B6];[$Sheet2.$A$2:$Sheet2.$A$6];[Sheet2.$B$2:.$B$6]);IF(EXACT(&quot;Slow&quot;;[.K6]);-LOOKUP([.B6];[$Sheet2.$A$2:$Sheet2.$A$6];[Sheet2.$B$2:.$B$6]);0))+[.M6]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Superheavy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LOOKUP([.B7];[$Sheet2.$A$2:$Sheet2.$A$6];[Sheet2.$B$2:.$B$6])*[.D7]+LOOKUP([.C7];[$Sheet2.$A$2:$Sheet2.$A$6];[$Sheet2.$B$2:.$B$6])*[.D7]"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7]*LOOKUP([.G7];[$Sheet2.$D$2:$Sheet2.$D$12];[Sheet2.$E$2:.$E$12])*LOOKUP([.B7];[$Sheet2.$A$2:$Sheet2.$A$6];[Sheet2.$B$2:.$B$6])+[.H7]*LOOKUP([.I7];[$Sheet2.$D$2:$Sheet2.$D$12];[Sheet2.$E$2:.$E$12])* LOOKUP([.B7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7]+[.J7]+IF(EXACT(&quot;Fast&quot;;[.K7]);LOOKUP([.B7];[$Sheet2.$A$2:$Sheet2.$A$6];[Sheet2.$B$2:.$B$6]);IF(EXACT(&quot;Slow&quot;;[.K7]);-LOOKUP([.B7];[$Sheet2.$A$2:$Sheet2.$A$6];[Sheet2.$B$2:.$B$6]);0))+[.M7])" office:value-type="float" office:value="270" calcext:value-type="float">
            <text:p>270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3" office:value-type="string" calcext:value-type="string">
            <text:p>Duncan’s stu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V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LOOKUP([.B11];[$Sheet2.$A$2:$Sheet2.$A$6];[Sheet2.$B$2:.$B$6])*[.D11]+LOOKUP([.C11];[$Sheet2.$A$2:$Sheet2.$A$6];[$Sheet2.$B$2:.$B$6])*[.D11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11]*LOOKUP([.G11];[$Sheet2.$D$2:$Sheet2.$D$12];[Sheet2.$E$2:.$E$12])*LOOKUP([.B11];[$Sheet2.$A$2:$Sheet2.$A$6];[Sheet2.$B$2:.$B$6])+[.H11]*LOOKUP([.I11];[$Sheet2.$D$2:$Sheet2.$D$12];[Sheet2.$E$2:.$E$12])* LOOKUP([.B11];[$Sheet2.$A$2:$Sheet2.$A$6];[Sheet2.$B$2:.$B$6])" office:value-type="float" office:value="9" calcext:value-type="float">
            <text:p>9</text:p>
          </table:table-cell>
          <table:table-cell table:content-validation-name="val3" office:value-type="string" calcext:value-type="string">
            <text:p>Fast</text:p>
          </table:table-cell>
          <table:table-cell office:value-type="string" calcext:value-type="string">
            <text:p>Scout, Linked</text:p>
          </table:table-cell>
          <table:table-cell office:value-type="float" office:value="9" calcext:value-type="float">
            <text:p>9</text:p>
          </table:table-cell>
          <table:table-cell table:formula="of:=ROUND([.E11]+[.J11]+IF(EXACT(&quot;Fast&quot;;[.K11]);LOOKUP([.B11];[$Sheet2.$A$2:$Sheet2.$A$6];[Sheet2.$B$2:.$B$6]);IF(EXACT(&quot;Slow&quot;;[.K11]);-LOOKUP([.B11];[$Sheet2.$A$2:$Sheet2.$A$6];[Sheet2.$B$2:.$B$6]);0))+[.M11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OOKUP([.B12];[$Sheet2.$A$2:$Sheet2.$A$6];[Sheet2.$B$2:.$B$6])*[.D12]+LOOKUP([.C12];[$Sheet2.$A$2:$Sheet2.$A$6];[$Sheet2.$B$2:.$B$6])*[.D12]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style-name="ce9" table:content-validation-name="val2" office:value-type="float" office:value="48" calcext:value-type="float">
            <text:p>48</text:p>
          </table:table-cell>
          <table:table-cell table:formula="of:=[.F12]*LOOKUP([.G12];[$Sheet2.$D$2:$Sheet2.$D$12];[Sheet2.$E$2:.$E$12])*LOOKUP([.B12];[$Sheet2.$A$2:$Sheet2.$A$6];[Sheet2.$B$2:.$B$6])+[.H12]*LOOKUP([.I12];[$Sheet2.$D$2:$Sheet2.$D$12];[Sheet2.$E$2:.$E$12])* LOOKUP([.B12];[$Sheet2.$A$2:$Sheet2.$A$6];[Sheet2.$B$2:.$B$6])" office:value-type="float" office:value="78" calcext:value-type="float">
            <text:p>78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12]+[.J12]+IF(EXACT(&quot;Fast&quot;;[.K12]);LOOKUP([.B12];[$Sheet2.$A$2:$Sheet2.$A$6];[Sheet2.$B$2:.$B$6]);IF(EXACT(&quot;Slow&quot;;[.K12]);-LOOKUP([.B12];[$Sheet2.$A$2:$Sheet2.$A$6];[Sheet2.$B$2:.$B$6]);0))+[.M12])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APC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13];[$Sheet2.$A$2:$Sheet2.$A$6];[Sheet2.$B$2:.$B$6])*[.D13]+LOOKUP([.C13];[$Sheet2.$A$2:$Sheet2.$A$6];[$Sheet2.$B$2:.$B$6])*[.D1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13]*LOOKUP([.G13];[$Sheet2.$D$2:$Sheet2.$D$12];[Sheet2.$E$2:.$E$12])*LOOKUP([.B13];[$Sheet2.$A$2:$Sheet2.$A$6];[Sheet2.$B$2:.$B$6])+[.H13]*LOOKUP([.I13];[$Sheet2.$D$2:$Sheet2.$D$12];[Sheet2.$E$2:.$E$12])* LOOKUP([.B13];[$Sheet2.$A$2:$Sheet2.$A$6];[Sheet2.$B$2:.$B$6])" office:value-type="float" office:value="3" calcext:value-type="float">
            <text:p>3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13]+[.J13]+IF(EXACT(&quot;Fast&quot;;[.K13]);LOOKUP([.B13];[$Sheet2.$A$2:$Sheet2.$A$6];[Sheet2.$B$2:.$B$6]);IF(EXACT(&quot;Slow&quot;;[.K13]);-LOOKUP([.B13];[$Sheet2.$A$2:$Sheet2.$A$6];[Sheet2.$B$2:.$B$6]);0))+[.M13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elf-Propelled Howitze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OKUP([.B14];[$Sheet2.$A$2:$Sheet2.$A$6];[Sheet2.$B$2:.$B$6])*[.D14]+LOOKUP([.C14];[$Sheet2.$A$2:$Sheet2.$A$6];[$Sheet2.$B$2:.$B$6])*[.D14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14]*LOOKUP([.G14];[$Sheet2.$D$2:$Sheet2.$D$12];[Sheet2.$E$2:.$E$12])*LOOKUP([.B14];[$Sheet2.$A$2:$Sheet2.$A$6];[Sheet2.$B$2:.$B$6])+[.H14]*LOOKUP([.I14];[$Sheet2.$D$2:$Sheet2.$D$12];[Sheet2.$E$2:.$E$12])* LOOKUP([.B14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Normal</text:p>
          </table:table-cell>
          <table:table-cell office:value-type="string" calcext:value-type="string">
            <text:p>Indirect</text:p>
          </table:table-cell>
          <table:table-cell office:value-type="float" office:value="27" calcext:value-type="float">
            <text:p>27</text:p>
          </table:table-cell>
          <table:table-cell table:formula="of:=ROUND([.E14]+[.J14]+IF(EXACT(&quot;Fast&quot;;[.K14]);LOOKUP([.B14];[$Sheet2.$A$2:$Sheet2.$A$6];[Sheet2.$B$2:.$B$6]);IF(EXACT(&quot;Slow&quot;;[.K14]);-LOOKUP([.B14];[$Sheet2.$A$2:$Sheet2.$A$6];[Sheet2.$B$2:.$B$6]);0))+[.M14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Rocket Artillery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15];[$Sheet2.$A$2:$Sheet2.$A$6];[Sheet2.$B$2:.$B$6])*[.D15]+LOOKUP([.C15];[$Sheet2.$A$2:$Sheet2.$A$6];[$Sheet2.$B$2:.$B$6])*[.D15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15]*LOOKUP([.G15];[$Sheet2.$D$2:$Sheet2.$D$12];[Sheet2.$E$2:.$E$12])*LOOKUP([.B15];[$Sheet2.$A$2:$Sheet2.$A$6];[Sheet2.$B$2:.$B$6])+[.H15]*LOOKUP([.I15];[$Sheet2.$D$2:$Sheet2.$D$12];[Sheet2.$E$2:.$E$12])* LOOKUP([.B15];[$Sheet2.$A$2:$Sheet2.$A$6];[Sheet2.$B$2:.$B$6])" office:value-type="float" office:value="45" calcext:value-type="float">
            <text:p>45</text:p>
          </table:table-cell>
          <table:table-cell table:content-validation-name="val3" office:value-type="string" calcext:value-type="string">
            <text:p>Normal</text:p>
          </table:table-cell>
          <table:table-cell office:value-type="string" calcext:value-type="string">
            <text:p>Indirect</text:p>
          </table:table-cell>
          <table:table-cell office:value-type="float" office:value="22.5" calcext:value-type="float">
            <text:p>22.5</text:p>
          </table:table-cell>
          <table:table-cell table:formula="of:=ROUND([.E15]+[.J15]+IF(EXACT(&quot;Fast&quot;;[.K15]);LOOKUP([.B15];[$Sheet2.$A$2:$Sheet2.$A$6];[Sheet2.$B$2:.$B$6]);IF(EXACT(&quot;Slow&quot;;[.K15]);-LOOKUP([.B15];[$Sheet2.$A$2:$Sheet2.$A$6];[Sheet2.$B$2:.$B$6]);0))+[.M15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Quad Lase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16];[$Sheet2.$A$2:$Sheet2.$A$6];[Sheet2.$B$2:.$B$6])*[.D16]+LOOKUP([.C16];[$Sheet2.$A$2:$Sheet2.$A$6];[$Sheet2.$B$2:.$B$6])*[.D16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16]*LOOKUP([.G16];[$Sheet2.$D$2:$Sheet2.$D$12];[Sheet2.$E$2:.$E$12])*LOOKUP([.B16];[$Sheet2.$A$2:$Sheet2.$A$6];[Sheet2.$B$2:.$B$6])+[.H16]*LOOKUP([.I16];[$Sheet2.$D$2:$Sheet2.$D$12];[Sheet2.$E$2:.$E$12])* LOOKUP([.B16];[$Sheet2.$A$2:$Sheet2.$A$6];[Sheet2.$B$2:.$B$6])" office:value-type="float" office:value="24" calcext:value-type="float">
            <text:p>2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16]+[.J16]+IF(EXACT(&quot;Fast&quot;;[.K16]);LOOKUP([.B16];[$Sheet2.$A$2:$Sheet2.$A$6];[Sheet2.$B$2:.$B$6]);IF(EXACT(&quot;Slow&quot;;[.K16]);-LOOKUP([.B16];[$Sheet2.$A$2:$Sheet2.$A$6];[Sheet2.$B$2:.$B$6]);0))+[.M16])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Field Howitze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.B17];[$Sheet2.$A$2:$Sheet2.$A$6];[Sheet2.$B$2:.$B$6])*[.D17]+LOOKUP([.C17];[$Sheet2.$A$2:$Sheet2.$A$6];[$Sheet2.$B$2:.$B$6])*[.D17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17]*LOOKUP([.G17];[$Sheet2.$D$2:$Sheet2.$D$12];[Sheet2.$E$2:.$E$12])*LOOKUP([.B17];[$Sheet2.$A$2:$Sheet2.$A$6];[Sheet2.$B$2:.$B$6])+[.H17]*LOOKUP([.I17];[$Sheet2.$D$2:$Sheet2.$D$12];[Sheet2.$E$2:.$E$12])* LOOKUP([.B17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Slow</text:p>
          </table:table-cell>
          <table:table-cell office:value-type="string" calcext:value-type="string">
            <text:p>Indirect</text:p>
          </table:table-cell>
          <table:table-cell office:value-type="float" office:value="27" calcext:value-type="float">
            <text:p>27</text:p>
          </table:table-cell>
          <table:table-cell table:formula="of:=ROUND([.E17]+[.J17]+IF(EXACT(&quot;Fast&quot;;[.K17]);LOOKUP([.B17];[$Sheet2.$A$2:$Sheet2.$A$6];[Sheet2.$B$2:.$B$6]);IF(EXACT(&quot;Slow&quot;;[.K17]);-LOOKUP([.B17];[$Sheet2.$A$2:$Sheet2.$A$6];[Sheet2.$B$2:.$B$6]);0))+[.M17])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Field Mortar (Light)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.B18];[$Sheet2.$A$2:$Sheet2.$A$6];[Sheet2.$B$2:.$B$6])*[.D18]+LOOKUP([.C18];[$Sheet2.$A$2:$Sheet2.$A$6];[$Sheet2.$B$2:.$B$6])*[.D18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18]*LOOKUP([.G18];[$Sheet2.$D$2:$Sheet2.$D$12];[Sheet2.$E$2:.$E$12])*LOOKUP([.B18];[$Sheet2.$A$2:$Sheet2.$A$6];[Sheet2.$B$2:.$B$6])+[.H18]*LOOKUP([.I18];[$Sheet2.$D$2:$Sheet2.$D$12];[Sheet2.$E$2:.$E$12])* LOOKUP([.B18];[$Sheet2.$A$2:$Sheet2.$A$6];[Sheet2.$B$2:.$B$6])" office:value-type="float" office:value="18" calcext:value-type="float">
            <text:p>18</text:p>
          </table:table-cell>
          <table:table-cell table:content-validation-name="val3" office:value-type="string" calcext:value-type="string">
            <text:p>Slow</text:p>
          </table:table-cell>
          <table:table-cell office:value-type="string" calcext:value-type="string">
            <text:p>Indirect</text:p>
          </table:table-cell>
          <table:table-cell office:value-type="float" office:value="9" calcext:value-type="float">
            <text:p>9</text:p>
          </table:table-cell>
          <table:table-cell table:formula="of:=ROUND([.E18]+[.J18]+IF(EXACT(&quot;Fast&quot;;[.K18]);LOOKUP([.B18];[$Sheet2.$A$2:$Sheet2.$A$6];[Sheet2.$B$2:.$B$6]);IF(EXACT(&quot;Slow&quot;;[.K18]);-LOOKUP([.B18];[$Sheet2.$A$2:$Sheet2.$A$6];[Sheet2.$B$2:.$B$6]);0))+[.M18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cout Walkers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LOOKUP([.B19];[$Sheet2.$A$2:$Sheet2.$A$6];[Sheet2.$B$2:.$B$6])*[.D19]+LOOKUP([.C19];[$Sheet2.$A$2:$Sheet2.$A$6];[$Sheet2.$B$2:.$B$6])*[.D19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19]*LOOKUP([.G19];[$Sheet2.$D$2:$Sheet2.$D$12];[Sheet2.$E$2:.$E$12])*LOOKUP([.B19];[$Sheet2.$A$2:$Sheet2.$A$6];[Sheet2.$B$2:.$B$6])+[.H19]*LOOKUP([.I19];[$Sheet2.$D$2:$Sheet2.$D$12];[Sheet2.$E$2:.$E$12])* LOOKUP([.B19];[$Sheet2.$A$2:$Sheet2.$A$6];[Sheet2.$B$2:.$B$6])" office:value-type="float" office:value="24" calcext:value-type="float">
            <text:p>24</text:p>
          </table:table-cell>
          <table:table-cell table:content-validation-name="val3" office:value-type="string" calcext:value-type="string">
            <text:p>Fast</text:p>
          </table:table-cell>
          <table:table-cell office:value-type="string" calcext:value-type="string">
            <text:p>Scout</text:p>
          </table:table-cell>
          <table:table-cell office:value-type="float" office:value="6" calcext:value-type="float">
            <text:p>6</text:p>
          </table:table-cell>
          <table:table-cell table:formula="of:=ROUND([.E19]+[.J19]+IF(EXACT(&quot;Fast&quot;;[.K19]);LOOKUP([.B19];[$Sheet2.$A$2:$Sheet2.$A$6];[Sheet2.$B$2:.$B$6]);IF(EXACT(&quot;Slow&quot;;[.K19]);-LOOKUP([.B19];[$Sheet2.$A$2:$Sheet2.$A$6];[Sheet2.$B$2:.$B$6]);0))+[.M19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Field Mortar (Heavy)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OKUP([.B20];[$Sheet2.$A$2:$Sheet2.$A$6];[Sheet2.$B$2:.$B$6])*[.D20]+LOOKUP([.C20];[$Sheet2.$A$2:$Sheet2.$A$6];[$Sheet2.$B$2:.$B$6])*[.D20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20]*LOOKUP([.G20];[$Sheet2.$D$2:$Sheet2.$D$12];[Sheet2.$E$2:.$E$12])*LOOKUP([.B20];[$Sheet2.$A$2:$Sheet2.$A$6];[Sheet2.$B$2:.$B$6])+[.H20]*LOOKUP([.I20];[$Sheet2.$D$2:$Sheet2.$D$12];[Sheet2.$E$2:.$E$12])* LOOKUP([.B20];[$Sheet2.$A$2:$Sheet2.$A$6];[Sheet2.$B$2:.$B$6])" office:value-type="float" office:value="36" calcext:value-type="float">
            <text:p>36</text:p>
          </table:table-cell>
          <table:table-cell table:content-validation-name="val3" office:value-type="string" calcext:value-type="string">
            <text:p>Slow</text:p>
          </table:table-cell>
          <table:table-cell office:value-type="string" calcext:value-type="string">
            <text:p>Indirect</text:p>
          </table:table-cell>
          <table:table-cell office:value-type="float" office:value="18" calcext:value-type="float">
            <text:p>18</text:p>
          </table:table-cell>
          <table:table-cell table:formula="of:=ROUND([.E20]+[.J20]+IF(EXACT(&quot;Fast&quot;;[.K20]);LOOKUP([.B20];[$Sheet2.$A$2:$Sheet2.$A$6];[Sheet2.$B$2:.$B$6]);IF(EXACT(&quot;Slow&quot;;[.K20]);-LOOKUP([.B20];[$Sheet2.$A$2:$Sheet2.$A$6];[Sheet2.$B$2:.$B$6]);0))+[.M2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iege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21];[$Sheet2.$A$2:$Sheet2.$A$6];[Sheet2.$B$2:.$B$6])*[.D21]+LOOKUP([.C21];[$Sheet2.$A$2:$Sheet2.$A$6];[$Sheet2.$B$2:.$B$6])*[.D21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21]*LOOKUP([.G21];[$Sheet2.$D$2:$Sheet2.$D$12];[Sheet2.$E$2:.$E$12])*LOOKUP([.B21];[$Sheet2.$A$2:$Sheet2.$A$6];[Sheet2.$B$2:.$B$6])+[.H21]*LOOKUP([.I21];[$Sheet2.$D$2:$Sheet2.$D$12];[Sheet2.$E$2:.$E$12])* LOOKUP([.B21];[$Sheet2.$A$2:$Sheet2.$A$6];[Sheet2.$B$2:.$B$6])" office:value-type="float" office:value="27" calcext:value-type="float">
            <text:p>27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  <table:table-cell table:formula="of:=ROUND([.E21]+[.J21]+IF(EXACT(&quot;Fast&quot;;[.K21]);LOOKUP([.B21];[$Sheet2.$A$2:$Sheet2.$A$6];[Sheet2.$B$2:.$B$6]);IF(EXACT(&quot;Slow&quot;;[.K21]);-LOOKUP([.B21];[$Sheet2.$A$2:$Sheet2.$A$6];[Sheet2.$B$2:.$B$6]);0))+[.M21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KII AFV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22];[$Sheet2.$A$2:$Sheet2.$A$6];[Sheet2.$B$2:.$B$6])*[.D22]+LOOKUP([.C22];[$Sheet2.$A$2:$Sheet2.$A$6];[$Sheet2.$B$2:.$B$6])*[.D22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22]*LOOKUP([.G22];[$Sheet2.$D$2:$Sheet2.$D$12];[Sheet2.$E$2:.$E$12])*LOOKUP([.B22];[$Sheet2.$A$2:$Sheet2.$A$6];[Sheet2.$B$2:.$B$6])+[.H22]*LOOKUP([.I22];[$Sheet2.$D$2:$Sheet2.$D$12];[Sheet2.$E$2:.$E$12])* LOOKUP([.B22];[$Sheet2.$A$2:$Sheet2.$A$6];[Sheet2.$B$2:.$B$6])" office:value-type="float" office:value="9" calcext:value-type="float">
            <text:p>9</text:p>
          </table:table-cell>
          <table:table-cell table:content-validation-name="val3" office:value-type="string" calcext:value-type="string">
            <text:p>Fast</text:p>
          </table:table-cell>
          <table:table-cell office:value-type="string" calcext:value-type="string">
            <text:p>Scout, Linked</text:p>
          </table:table-cell>
          <table:table-cell office:value-type="float" office:value="9" calcext:value-type="float">
            <text:p>9</text:p>
          </table:table-cell>
          <table:table-cell table:formula="of:=ROUND([.E22]+[.J22]+IF(EXACT(&quot;Fast&quot;;[.K22]);LOOKUP([.B22];[$Sheet2.$A$2:$Sheet2.$A$6];[Sheet2.$B$2:.$B$6]);IF(EXACT(&quot;Slow&quot;;[.K22]);-LOOKUP([.B22];[$Sheet2.$A$2:$Sheet2.$A$6];[Sheet2.$B$2:.$B$6]);0))+[.M22])" office:value-type="float" office:value="44" calcext:value-type="float">
            <text:p>44</text:p>
          </table:table-cell>
          <table:table-cell office:value-type="string" calcext:value-type="string">
            <text:p>It’s depicted with miniguns, but this is based on linked lascannons</text:p>
          </table:table-cell>
        </table:table-row>
        <table:table-row table:style-name="ro1">
          <table:table-cell office:value-type="string" calcext:value-type="string">
            <text:p>MKII Light Tank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OKUP([.B23];[$Sheet2.$A$2:$Sheet2.$A$6];[Sheet2.$B$2:.$B$6])*[.D23]+LOOKUP([.C23];[$Sheet2.$A$2:$Sheet2.$A$6];[$Sheet2.$B$2:.$B$6])*[.D23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23]*LOOKUP([.G23];[$Sheet2.$D$2:$Sheet2.$D$12];[Sheet2.$E$2:.$E$12])*LOOKUP([.B23];[$Sheet2.$A$2:$Sheet2.$A$6];[Sheet2.$B$2:.$B$6])+[.H23]*LOOKUP([.I23];[$Sheet2.$D$2:$Sheet2.$D$12];[Sheet2.$E$2:.$E$12])* LOOKUP([.B23];[$Sheet2.$A$2:$Sheet2.$A$6];[Sheet2.$B$2:.$B$6])" office:value-type="float" office:value="24" calcext:value-type="float">
            <text:p>2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23]+[.J23]+IF(EXACT(&quot;Fast&quot;;[.K23]);LOOKUP([.B23];[$Sheet2.$A$2:$Sheet2.$A$6];[Sheet2.$B$2:.$B$6]);IF(EXACT(&quot;Slow&quot;;[.K23]);-LOOKUP([.B23];[$Sheet2.$A$2:$Sheet2.$A$6];[Sheet2.$B$2:.$B$6]);0))+[.M23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KII Rocket Launcher (ATGM)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24];[$Sheet2.$A$2:$Sheet2.$A$6];[Sheet2.$B$2:.$B$6])*[.D24]+LOOKUP([.C24];[$Sheet2.$A$2:$Sheet2.$A$6];[$Sheet2.$B$2:.$B$6])*[.D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24]*LOOKUP([.G24];[$Sheet2.$D$2:$Sheet2.$D$12];[Sheet2.$E$2:.$E$12])*LOOKUP([.B24];[$Sheet2.$A$2:$Sheet2.$A$6];[Sheet2.$B$2:.$B$6])+[.H24]*LOOKUP([.I24];[$Sheet2.$D$2:$Sheet2.$D$12];[Sheet2.$E$2:.$E$12])* LOOKUP([.B24];[$Sheet2.$A$2:$Sheet2.$A$6];[Sheet2.$B$2:.$B$6])" office:value-type="float" office:value="45" calcext:value-type="float">
            <text:p>45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table:formula="of:=ROUND([.E24]+[.J24]+IF(EXACT(&quot;Fast&quot;;[.K24]);LOOKUP([.B24];[$Sheet2.$A$2:$Sheet2.$A$6];[Sheet2.$B$2:.$B$6]);IF(EXACT(&quot;Slow&quot;;[.K24]);-LOOKUP([.B24];[$Sheet2.$A$2:$Sheet2.$A$6];[Sheet2.$B$2:.$B$6]);0))+[.M24])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eavy Tank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LOOKUP([.B25];[$Sheet2.$A$2:$Sheet2.$A$6];[Sheet2.$B$2:.$B$6])*[.D25]+LOOKUP([.C25];[$Sheet2.$A$2:$Sheet2.$A$6];[$Sheet2.$B$2:.$B$6])*[.D25]"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25]*LOOKUP([.G25];[$Sheet2.$D$2:$Sheet2.$D$12];[Sheet2.$E$2:.$E$12])*LOOKUP([.B25];[$Sheet2.$A$2:$Sheet2.$A$6];[Sheet2.$B$2:.$B$6])+[.H25]*LOOKUP([.I25];[$Sheet2.$D$2:$Sheet2.$D$12];[Sheet2.$E$2:.$E$12])* LOOKUP([.B25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Slow</text:p>
          </table:table-cell>
          <table:table-cell office:value-type="string" calcext:value-type="string">
            <text:p>Linked</text:p>
          </table:table-cell>
          <table:table-cell office:value-type="float" office:value="18" calcext:value-type="float">
            <text:p>18</text:p>
          </table:table-cell>
          <table:table-cell table:formula="of:=ROUND([.E25]+[.J25]+IF(EXACT(&quot;Fast&quot;;[.K25]);LOOKUP([.B25];[$Sheet2.$A$2:$Sheet2.$A$6];[Sheet2.$B$2:.$B$6]);IF(EXACT(&quot;Slow&quot;;[.K25]);-LOOKUP([.B25];[$Sheet2.$A$2:$Sheet2.$A$6];[Sheet2.$B$2:.$B$6]);0))+[.M25])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Heavy Tank Tank Hunte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LOOKUP([.B26];[$Sheet2.$A$2:$Sheet2.$A$6];[Sheet2.$B$2:.$B$6])*[.D26]+LOOKUP([.C26];[$Sheet2.$A$2:$Sheet2.$A$6];[$Sheet2.$B$2:.$B$6])*[.D26]"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26]*LOOKUP([.G26];[$Sheet2.$D$2:$Sheet2.$D$12];[Sheet2.$E$2:.$E$12])*LOOKUP([.B26];[$Sheet2.$A$2:$Sheet2.$A$6];[Sheet2.$B$2:.$B$6])+[.H26]*LOOKUP([.I26];[$Sheet2.$D$2:$Sheet2.$D$12];[Sheet2.$E$2:.$E$12])* LOOKUP([.B26];[$Sheet2.$A$2:$Sheet2.$A$6];[Sheet2.$B$2:.$B$6])" office:value-type="float" office:value="81" calcext:value-type="float">
            <text:p>81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  <table:table-cell table:formula="of:=ROUND([.E26]+[.J26]+IF(EXACT(&quot;Fast&quot;;[.K26]);LOOKUP([.B26];[$Sheet2.$A$2:$Sheet2.$A$6];[Sheet2.$B$2:.$B$6]);IF(EXACT(&quot;Slow&quot;;[.K26]);-LOOKUP([.B26];[$Sheet2.$A$2:$Sheet2.$A$6];[Sheet2.$B$2:.$B$6]);0))+[.M26])" office:value-type="float" office:value="237" calcext:value-type="float">
            <text:p>237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3D Wargaming’s stu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mic AWC w/ ATGM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29];[$Sheet2.$A$2:$Sheet2.$A$6];[Sheet2.$B$2:.$B$6])*[.D29]+LOOKUP([.C29];[$Sheet2.$A$2:$Sheet2.$A$6];[$Sheet2.$B$2:.$B$6])*[.D29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29]*LOOKUP([.G29];[$Sheet2.$D$2:$Sheet2.$D$12];[Sheet2.$E$2:.$E$12])*LOOKUP([.B29];[$Sheet2.$A$2:$Sheet2.$A$6];[Sheet2.$B$2:.$B$6])+[.H29]*LOOKUP([.I29];[$Sheet2.$D$2:$Sheet2.$D$12];[Sheet2.$E$2:.$E$12])* LOOKUP([.B29];[$Sheet2.$A$2:$Sheet2.$A$6];[Sheet2.$B$2:.$B$6])" office:value-type="float" office:value="45" calcext:value-type="float">
            <text:p>45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29]+[.J29]+IF(EXACT(&quot;Fast&quot;;[.K29]);LOOKUP([.B29];[$Sheet2.$A$2:$Sheet2.$A$6];[Sheet2.$B$2:.$B$6]);IF(EXACT(&quot;Slow&quot;;[.K29]);-LOOKUP([.B29];[$Sheet2.$A$2:$Sheet2.$A$6];[Sheet2.$B$2:.$B$6]);0))+[.M29])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Pillar MBT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OOKUP([.B30];[$Sheet2.$A$2:$Sheet2.$A$6];[Sheet2.$B$2:.$B$6])*[.D30]+LOOKUP([.C30];[$Sheet2.$A$2:$Sheet2.$A$6];[$Sheet2.$B$2:.$B$6])*[.D30]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0]*LOOKUP([.G30];[$Sheet2.$D$2:$Sheet2.$D$12];[Sheet2.$E$2:.$E$12])*LOOKUP([.B30];[$Sheet2.$A$2:$Sheet2.$A$6];[Sheet2.$B$2:.$B$6])+[.H30]*LOOKUP([.I30];[$Sheet2.$D$2:$Sheet2.$D$12];[Sheet2.$E$2:.$E$12])* LOOKUP([.B30];[$Sheet2.$A$2:$Sheet2.$A$6];[Sheet2.$B$2:.$B$6])" office:value-type="float" office:value="54" calcext:value-type="float">
            <text:p>5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0]+[.J30]+IF(EXACT(&quot;Fast&quot;;[.K30]);LOOKUP([.B30];[$Sheet2.$A$2:$Sheet2.$A$6];[Sheet2.$B$2:.$B$6]);IF(EXACT(&quot;Slow&quot;;[.K30]);-LOOKUP([.B30];[$Sheet2.$A$2:$Sheet2.$A$6];[Sheet2.$B$2:.$B$6]);0))+[.M30])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Guardian APC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OOKUP([.B31];[$Sheet2.$A$2:$Sheet2.$A$6];[Sheet2.$B$2:.$B$6])*[.D31]+LOOKUP([.C31];[$Sheet2.$A$2:$Sheet2.$A$6];[$Sheet2.$B$2:.$B$6])*[.D3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1]*LOOKUP([.G31];[$Sheet2.$D$2:$Sheet2.$D$12];[Sheet2.$E$2:.$E$12])*LOOKUP([.B31];[$Sheet2.$A$2:$Sheet2.$A$6];[Sheet2.$B$2:.$B$6])+[.H31]*LOOKUP([.I31];[$Sheet2.$D$2:$Sheet2.$D$12];[Sheet2.$E$2:.$E$12])* LOOKUP([.B31];[$Sheet2.$A$2:$Sheet2.$A$6];[Sheet2.$B$2:.$B$6])" office:value-type="float" office:value="4.5" calcext:value-type="float">
            <text:p>4.5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table:formula="of:=ROUND([.E31]+[.J31]+IF(EXACT(&quot;Fast&quot;;[.K31]);LOOKUP([.B31];[$Sheet2.$A$2:$Sheet2.$A$6];[Sheet2.$B$2:.$B$6]);IF(EXACT(&quot;Slow&quot;;[.K31]);-LOOKUP([.B31];[$Sheet2.$A$2:$Sheet2.$A$6];[Sheet2.$B$2:.$B$6]);0))+[.M31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rauder Light Tank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LOOKUP([.B32];[$Sheet2.$A$2:$Sheet2.$A$6];[Sheet2.$B$2:.$B$6])*[.D32]+LOOKUP([.C32];[$Sheet2.$A$2:$Sheet2.$A$6];[$Sheet2.$B$2:.$B$6])*[.D32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2]*LOOKUP([.G32];[$Sheet2.$D$2:$Sheet2.$D$12];[Sheet2.$E$2:.$E$12])*LOOKUP([.B32];[$Sheet2.$A$2:$Sheet2.$A$6];[Sheet2.$B$2:.$B$6])+[.H32]*LOOKUP([.I32];[$Sheet2.$D$2:$Sheet2.$D$12];[Sheet2.$E$2:.$E$12])* LOOKUP([.B32];[$Sheet2.$A$2:$Sheet2.$A$6];[Sheet2.$B$2:.$B$6])" office:value-type="float" office:value="24" calcext:value-type="float">
            <text:p>2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2]+[.J32]+IF(EXACT(&quot;Fast&quot;;[.K32]);LOOKUP([.B32];[$Sheet2.$A$2:$Sheet2.$A$6];[Sheet2.$B$2:.$B$6]);IF(EXACT(&quot;Slow&quot;;[.K32]);-LOOKUP([.B32];[$Sheet2.$A$2:$Sheet2.$A$6];[Sheet2.$B$2:.$B$6]);0))+[.M32])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7" office:value-type="string" calcext:value-type="string">
            <text:p>Lux Sentinel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LOOKUP([.B33];[$Sheet2.$A$2:$Sheet2.$A$6];[Sheet2.$B$2:.$B$6])*[.D33]+LOOKUP([.C33];[$Sheet2.$A$2:$Sheet2.$A$6];[$Sheet2.$B$2:.$B$6])*[.D3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3]*LOOKUP([.G33];[$Sheet2.$D$2:$Sheet2.$D$12];[Sheet2.$E$2:.$E$12])*LOOKUP([.B33];[$Sheet2.$A$2:$Sheet2.$A$6];[Sheet2.$B$2:.$B$6])+[.H33]*LOOKUP([.I33];[$Sheet2.$D$2:$Sheet2.$D$12];[Sheet2.$E$2:.$E$12])* LOOKUP([.B33];[$Sheet2.$A$2:$Sheet2.$A$6];[Sheet2.$B$2:.$B$6])" office:value-type="float" office:value="9" calcext:value-type="float">
            <text:p>9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3]+[.J33]+IF(EXACT(&quot;Fast&quot;;[.K33]);LOOKUP([.B33];[$Sheet2.$A$2:$Sheet2.$A$6];[Sheet2.$B$2:.$B$6]);IF(EXACT(&quot;Slow&quot;;[.K33]);-LOOKUP([.B33];[$Sheet2.$A$2:$Sheet2.$A$6];[Sheet2.$B$2:.$B$6]);0))+[.M33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Lux Occuli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LOOKUP([.B34];[$Sheet2.$A$2:$Sheet2.$A$6];[Sheet2.$B$2:.$B$6])*[.D34]+LOOKUP([.C34];[$Sheet2.$A$2:$Sheet2.$A$6];[$Sheet2.$B$2:.$B$6])*[.D34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4]*LOOKUP([.G34];[$Sheet2.$D$2:$Sheet2.$D$12];[Sheet2.$E$2:.$E$12])*LOOKUP([.B34];[$Sheet2.$A$2:$Sheet2.$A$6];[Sheet2.$B$2:.$B$6])+[.H34]*LOOKUP([.I34];[$Sheet2.$D$2:$Sheet2.$D$12];[Sheet2.$E$2:.$E$12])* LOOKUP([.B34];[$Sheet2.$A$2:$Sheet2.$A$6];[Sheet2.$B$2:.$B$6])" office:value-type="float" office:value="9" calcext:value-type="float">
            <text:p>9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table:formula="of:=ROUND([.E34]+[.J34]+IF(EXACT(&quot;Fast&quot;;[.K34]);LOOKUP([.B34];[$Sheet2.$A$2:$Sheet2.$A$6];[Sheet2.$B$2:.$B$6]);IF(EXACT(&quot;Slow&quot;;[.K34]);-LOOKUP([.B34];[$Sheet2.$A$2:$Sheet2.$A$6];[Sheet2.$B$2:.$B$6]);0))+[.M34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leam Occuli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LOOKUP([.B35];[$Sheet2.$A$2:$Sheet2.$A$6];[Sheet2.$B$2:.$B$6])*[.D35]+LOOKUP([.C35];[$Sheet2.$A$2:$Sheet2.$A$6];[$Sheet2.$B$2:.$B$6])*[.D35]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5]*LOOKUP([.G35];[$Sheet2.$D$2:$Sheet2.$D$12];[Sheet2.$E$2:.$E$12])*LOOKUP([.B35];[$Sheet2.$A$2:$Sheet2.$A$6];[Sheet2.$B$2:.$B$6])+[.H35]*LOOKUP([.I35];[$Sheet2.$D$2:$Sheet2.$D$12];[Sheet2.$E$2:.$E$12])* LOOKUP([.B35];[$Sheet2.$A$2:$Sheet2.$A$6];[Sheet2.$B$2:.$B$6])" office:value-type="float" office:value="9" calcext:value-type="float">
            <text:p>9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  <table:table-cell table:formula="of:=ROUND([.E35]+[.J35]+IF(EXACT(&quot;Fast&quot;;[.K35]);LOOKUP([.B35];[$Sheet2.$A$2:$Sheet2.$A$6];[Sheet2.$B$2:.$B$6]);IF(EXACT(&quot;Slow&quot;;[.K35]);-LOOKUP([.B35];[$Sheet2.$A$2:$Sheet2.$A$6];[Sheet2.$B$2:.$B$6]);0))+[.M35])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ger Ausf E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LOOKUP([.B37];[$Sheet2.$A$2:$Sheet2.$A$6];[Sheet2.$B$2:.$B$6])*[.D37]+LOOKUP([.C37];[$Sheet2.$A$2:$Sheet2.$A$6];[$Sheet2.$B$2:.$B$6])*[.D37]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7]*LOOKUP([.G37];[$Sheet2.$D$2:$Sheet2.$D$12];[Sheet2.$E$2:.$E$12])*LOOKUP([.B37];[$Sheet2.$A$2:$Sheet2.$A$6];[Sheet2.$B$2:.$B$6])+[.H37]*LOOKUP([.I37];[$Sheet2.$D$2:$Sheet2.$D$12];[Sheet2.$E$2:.$E$12])* LOOKUP([.B37];[$Sheet2.$A$2:$Sheet2.$A$6];[Sheet2.$B$2:.$B$6])" office:value-type="float" office:value="37.5" calcext:value-type="float">
            <text:p>37.5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  <table:table-cell table:formula="of:=ROUND([.E37]+[.J37]+IF(EXACT(&quot;Fast&quot;;[.K37]);LOOKUP([.B37];[$Sheet2.$A$2:$Sheet2.$A$6];[Sheet2.$B$2:.$B$6]);IF(EXACT(&quot;Slow&quot;;[.K37]);-LOOKUP([.B37];[$Sheet2.$A$2:$Sheet2.$A$6];[Sheet2.$B$2:.$B$6]);0))+[.M37]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Panther Ausf D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LOOKUP([.B38];[$Sheet2.$A$2:$Sheet2.$A$6];[Sheet2.$B$2:.$B$6])*[.D38]+LOOKUP([.C38];[$Sheet2.$A$2:$Sheet2.$A$6];[$Sheet2.$B$2:.$B$6])*[.D3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8]*LOOKUP([.G38];[$Sheet2.$D$2:$Sheet2.$D$12];[Sheet2.$E$2:.$E$12])*LOOKUP([.B38];[$Sheet2.$A$2:$Sheet2.$A$6];[Sheet2.$B$2:.$B$6])+[.H38]*LOOKUP([.I38];[$Sheet2.$D$2:$Sheet2.$D$12];[Sheet2.$E$2:.$E$12])* LOOKUP([.B38];[$Sheet2.$A$2:$Sheet2.$A$6];[Sheet2.$B$2:.$B$6])" office:value-type="float" office:value="24" calcext:value-type="float">
            <text:p>2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8]+[.J38]+IF(EXACT(&quot;Fast&quot;;[.K38]);LOOKUP([.B38];[$Sheet2.$A$2:$Sheet2.$A$6];[Sheet2.$B$2:.$B$6]);IF(EXACT(&quot;Slow&quot;;[.K38]);-LOOKUP([.B38];[$Sheet2.$A$2:$Sheet2.$A$6];[Sheet2.$B$2:.$B$6]);0))+[.M38])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Panzer IV Ausf G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LOOKUP([.B39];[$Sheet2.$A$2:$Sheet2.$A$6];[Sheet2.$B$2:.$B$6])*[.D39]+LOOKUP([.C39];[$Sheet2.$A$2:$Sheet2.$A$6];[$Sheet2.$B$2:.$B$6])*[.D39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39]*LOOKUP([.G39];[$Sheet2.$D$2:$Sheet2.$D$12];[Sheet2.$E$2:.$E$12])*LOOKUP([.B39];[$Sheet2.$A$2:$Sheet2.$A$6];[Sheet2.$B$2:.$B$6])+[.H39]*LOOKUP([.I39];[$Sheet2.$D$2:$Sheet2.$D$12];[Sheet2.$E$2:.$E$12])* LOOKUP([.B39];[$Sheet2.$A$2:$Sheet2.$A$6];[Sheet2.$B$2:.$B$6])" office:value-type="float" office:value="15" calcext:value-type="float">
            <text:p>15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39]+[.J39]+IF(EXACT(&quot;Fast&quot;;[.K39]);LOOKUP([.B39];[$Sheet2.$A$2:$Sheet2.$A$6];[Sheet2.$B$2:.$B$6]);IF(EXACT(&quot;Slow&quot;;[.K39]);-LOOKUP([.B39];[$Sheet2.$A$2:$Sheet2.$A$6];[Sheet2.$B$2:.$B$6]);0))+[.M39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tuG IV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LOOKUP([.B40];[$Sheet2.$A$2:$Sheet2.$A$6];[Sheet2.$B$2:.$B$6])*[.D40]+LOOKUP([.C40];[$Sheet2.$A$2:$Sheet2.$A$6];[$Sheet2.$B$2:.$B$6])*[.D40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40]*LOOKUP([.G40];[$Sheet2.$D$2:$Sheet2.$D$12];[Sheet2.$E$2:.$E$12])*LOOKUP([.B40];[$Sheet2.$A$2:$Sheet2.$A$6];[Sheet2.$B$2:.$B$6])+[.H40]*LOOKUP([.I40];[$Sheet2.$D$2:$Sheet2.$D$12];[Sheet2.$E$2:.$E$12])* LOOKUP([.B40];[$Sheet2.$A$2:$Sheet2.$A$6];[Sheet2.$B$2:.$B$6])" office:value-type="float" office:value="15" calcext:value-type="float">
            <text:p>15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0]+[.J40]+IF(EXACT(&quot;Fast&quot;;[.K40]);LOOKUP([.B40];[$Sheet2.$A$2:$Sheet2.$A$6];[Sheet2.$B$2:.$B$6]);IF(EXACT(&quot;Slow&quot;;[.K40]);-LOOKUP([.B40];[$Sheet2.$A$2:$Sheet2.$A$6];[Sheet2.$B$2:.$B$6]);0))+[.M40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Su-100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LOOKUP([.B41];[$Sheet2.$A$2:$Sheet2.$A$6];[Sheet2.$B$2:.$B$6])*[.D41]+LOOKUP([.C41];[$Sheet2.$A$2:$Sheet2.$A$6];[$Sheet2.$B$2:.$B$6])*[.D41]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41]*LOOKUP([.G41];[$Sheet2.$D$2:$Sheet2.$D$12];[Sheet2.$E$2:.$E$12])*LOOKUP([.B41];[$Sheet2.$A$2:$Sheet2.$A$6];[Sheet2.$B$2:.$B$6])+[.H41]*LOOKUP([.I41];[$Sheet2.$D$2:$Sheet2.$D$12];[Sheet2.$E$2:.$E$12])* LOOKUP([.B41];[$Sheet2.$A$2:$Sheet2.$A$6];[Sheet2.$B$2:.$B$6])" office:value-type="float" office:value="37.5" calcext:value-type="float">
            <text:p>37.5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1]+[.J41]+IF(EXACT(&quot;Fast&quot;;[.K41]);LOOKUP([.B41];[$Sheet2.$A$2:$Sheet2.$A$6];[Sheet2.$B$2:.$B$6]);IF(EXACT(&quot;Slow&quot;;[.K41]);-LOOKUP([.B41];[$Sheet2.$A$2:$Sheet2.$A$6];[Sheet2.$B$2:.$B$6]);0))+[.M41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T-34/76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LOOKUP([.B42];[$Sheet2.$A$2:$Sheet2.$A$6];[Sheet2.$B$2:.$B$6])*[.D42]+LOOKUP([.C42];[$Sheet2.$A$2:$Sheet2.$A$6];[$Sheet2.$B$2:.$B$6])*[.D4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42]*LOOKUP([.G42];[$Sheet2.$D$2:$Sheet2.$D$12];[Sheet2.$E$2:.$E$12])*LOOKUP([.B42];[$Sheet2.$A$2:$Sheet2.$A$6];[Sheet2.$B$2:.$B$6])+[.H42]*LOOKUP([.I42];[$Sheet2.$D$2:$Sheet2.$D$12];[Sheet2.$E$2:.$E$12])* LOOKUP([.B42];[$Sheet2.$A$2:$Sheet2.$A$6];[Sheet2.$B$2:.$B$6])" office:value-type="float" office:value="11.25" calcext:value-type="float">
            <text:p>11.25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2]+[.J42]+IF(EXACT(&quot;Fast&quot;;[.K42]);LOOKUP([.B42];[$Sheet2.$A$2:$Sheet2.$A$6];[Sheet2.$B$2:.$B$6]);IF(EXACT(&quot;Slow&quot;;[.K42]);-LOOKUP([.B42];[$Sheet2.$A$2:$Sheet2.$A$6];[Sheet2.$B$2:.$B$6]);0))+[.M42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-34/85</text:p>
          </table:table-cell>
          <table:table-cell table:number-columns-repeated="2" table:content-validation-name="val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LOOKUP([.B43];[$Sheet2.$A$2:$Sheet2.$A$6];[Sheet2.$B$2:.$B$6])*[.D43]+LOOKUP([.C43];[$Sheet2.$A$2:$Sheet2.$A$6];[$Sheet2.$B$2:.$B$6])*[.D43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43]*LOOKUP([.G43];[$Sheet2.$D$2:$Sheet2.$D$12];[Sheet2.$E$2:.$E$12])*LOOKUP([.B43];[$Sheet2.$A$2:$Sheet2.$A$6];[Sheet2.$B$2:.$B$6])+[.H43]*LOOKUP([.I43];[$Sheet2.$D$2:$Sheet2.$D$12];[Sheet2.$E$2:.$E$12])* LOOKUP([.B43];[$Sheet2.$A$2:$Sheet2.$A$6];[Sheet2.$B$2:.$B$6])" office:value-type="float" office:value="24" calcext:value-type="float">
            <text:p>2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3]+[.J43]+IF(EXACT(&quot;Fast&quot;;[.K43]);LOOKUP([.B43];[$Sheet2.$A$2:$Sheet2.$A$6];[Sheet2.$B$2:.$B$6]);IF(EXACT(&quot;Slow&quot;;[.K43]);-LOOKUP([.B43];[$Sheet2.$A$2:$Sheet2.$A$6];[Sheet2.$B$2:.$B$6]);0))+[.M43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herman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45];[$Sheet2.$A$2:$Sheet2.$A$6];[Sheet2.$B$2:.$B$6])*[.D45]+LOOKUP([.C45];[$Sheet2.$A$2:$Sheet2.$A$6];[$Sheet2.$B$2:.$B$6])*[.D45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45]*LOOKUP([.G45];[$Sheet2.$D$2:$Sheet2.$D$12];[Sheet2.$E$2:.$E$12])*LOOKUP([.B45];[$Sheet2.$A$2:$Sheet2.$A$6];[Sheet2.$B$2:.$B$6])+[.H45]*LOOKUP([.I45];[$Sheet2.$D$2:$Sheet2.$D$12];[Sheet2.$E$2:.$E$12])* LOOKUP([.B45];[$Sheet2.$A$2:$Sheet2.$A$6];[Sheet2.$B$2:.$B$6])" office:value-type="float" office:value="11.25" calcext:value-type="float">
            <text:p>11.25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5]+[.J45]+IF(EXACT(&quot;Fast&quot;;[.K45]);LOOKUP([.B45];[$Sheet2.$A$2:$Sheet2.$A$6];[Sheet2.$B$2:.$B$6]);IF(EXACT(&quot;Slow&quot;;[.K45]);-LOOKUP([.B45];[$Sheet2.$A$2:$Sheet2.$A$6];[Sheet2.$B$2:.$B$6]);0))+[.M45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herman Firefly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LOOKUP([.B46];[$Sheet2.$A$2:$Sheet2.$A$6];[Sheet2.$B$2:.$B$6])*[.D46]+LOOKUP([.C46];[$Sheet2.$A$2:$Sheet2.$A$6];[$Sheet2.$B$2:.$B$6])*[.D46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9" table:content-validation-name="val2" office:value-type="float" office:value="12" calcext:value-type="float">
            <text:p>12</text:p>
          </table:table-cell>
          <table:table-cell table:formula="of:=[.F46]*LOOKUP([.G46];[$Sheet2.$D$2:$Sheet2.$D$12];[Sheet2.$E$2:.$E$12])*LOOKUP([.B46];[$Sheet2.$A$2:$Sheet2.$A$6];[Sheet2.$B$2:.$B$6])+[.H46]*LOOKUP([.I46];[$Sheet2.$D$2:$Sheet2.$D$12];[Sheet2.$E$2:.$E$12])* LOOKUP([.B46];[$Sheet2.$A$2:$Sheet2.$A$6];[Sheet2.$B$2:.$B$6])" office:value-type="float" office:value="24" calcext:value-type="float">
            <text:p>24</text:p>
          </table:table-cell>
          <table:table-cell table:content-validation-name="val3" office:value-type="string" calcext:value-type="string">
            <text:p>Normal</text:p>
          </table:table-cell>
          <table:table-cell table:number-columns-repeated="2"/>
          <table:table-cell table:formula="of:=ROUND([.E46]+[.J46]+IF(EXACT(&quot;Fast&quot;;[.K46]);LOOKUP([.B46];[$Sheet2.$A$2:$Sheet2.$A$6];[Sheet2.$B$2:.$B$6]);IF(EXACT(&quot;Slow&quot;;[.K46]);-LOOKUP([.B46];[$Sheet2.$A$2:$Sheet2.$A$6];[Sheet2.$B$2:.$B$6]);0))+[.M46])" office:value-type="float" office:value="54" calcext:value-type="float">
            <text:p>54</text:p>
          </table:table-cell>
          <table:table-cell/>
        </table:table-row>
        <table:table-row table:style-name="ro1" table:number-rows-repeated="104852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ce5"/>
        <table:table-column table:style-name="co14" table:default-cell-style-name="ce5"/>
        <table:table-column table:style-name="co5" table:number-columns-repeated="2" table:default-cell-style-name="Default"/>
        <table:table-row table:style-name="ro1"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Cost</text:p>
          </table:table-cell>
          <table:table-cell/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ost</text:p>
          </table:table-cell>
          <table:table-cell/>
          <table:table-cell table:style-name="ce4" office:value-type="string" calcext:value-type="string">
            <text:p>Speed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5" office:value-type="string" calcext:value-type="string">
            <text:p>Fast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75" calcext:value-type="float">
            <text:p>0.375</text:p>
          </table:table-cell>
          <table:table-cell/>
          <table:table-cell table:style-name="ce5" office:value-type="string" calcext:value-type="string">
            <text:p>Normal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Slow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1.375" calcext:value-type="float">
            <text:p>1.3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3:30:14.739034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ron</meta:initial-creator>
    <meta:creation-date>2018-03-27T20:48:46.830211577</meta:creation-date>
    <meta:generator>LibreOffice/5.1.6.2$Linux_X86_64 LibreOffice_project/10m0$Build-2</meta:generator>
    <dc:date>2018-04-17T13:32:48.180618324</dc:date>
    <dc:creator>Matthew Caron</dc:creator>
    <meta:editing-duration>PT1H30M58S</meta:editing-duration>
    <meta:editing-cycles>9</meta:editing-cycles>
    <meta:document-statistic meta:table-count="2" meta:cell-count="532" meta:object-count="0"/>
  </office:meta>
</office:document-meta>
</file>